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row>
            <mi>y</mi>
            <mrow>
              <mrow>
                <mo fence="true" form="prefix" stretchy="false">[</mo>
                <mrow>
                  <mrow>
                    <mi>n</mi>
                    <mo stretchy="false">+</mo>
                    <mn>1</mn>
                  </mrow>
                </mrow>
                <mo fence="true" form="postfix" stretchy="false">]</mo>
              </mrow>
              <mo stretchy="false">+</mo>
              <mn>2</mn>
            </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x</mi>
            </mrow>
            <mrow>
              <mo fence="true" form="prefix" stretchy="false">[</mo>
              <mrow>
                <mi>n</mi>
              </mrow>
              <mo fence="true" form="postfix" stretchy="false">]</mo>
            </mrow>
          </mrow>
        </mtd>
      </mtr>
      <mtr>
        <mtd>
          <mrow/>
        </mtd>
      </mtr>
      <mtr>
        <mtd>
          <mrow>
            <mi>D</mi>
            <mrow>
              <mspace width="2em"/>
              <mo stretchy="false">+</mo>
              <mspace width="2em"/>
            </mrow>
            <mn>2</mn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i>D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b>
              <mi>C</mi>
              <mn>1</mn>
            </msub>
            <msup>
              <mrow>
                <mo fence="true" form="prefix" stretchy="true">(</mo>
                <mrow>
                  <mrow>
                    <mo stretchy="false">−</mo>
                    <mn>2</mn>
                  </mrow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i>n</mi>
            <mrow>
              <mspace width="2em"/>
              <mo stretchy="false">=</mo>
              <mspace width="2em"/>
            </mrow>
            <mn>0</mn>
            <mspace width="2em"/>
            <mi>y</mi>
            <mrow>
              <mo fence="true" form="prefix" stretchy="true">[</mo>
              <mrow>
                <mn>0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sub>
              <mi>C</mi>
              <mn>1</mn>
            </msub>
            <mo stretchy="false">=</mo>
            <mrow>
              <mo stretchy="false">−</mo>
              <mfrac>
                <mn>1</mn>
                <mn>2</mn>
              </mfrac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row>
                <mspace width="2em"/>
                <mo stretchy="false">−</mo>
                <mfrac>
                  <mn>1</mn>
                  <mn>2</mn>
                </mfrac>
              </mrow>
            </mrow>
            <msup>
              <mrow>
                <mo fence="true" form="prefix" stretchy="true">(</mo>
                <mrow>
                  <mrow>
                    <mo stretchy="false">−</mo>
                    <mn>2</mn>
                  </mrow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frac>
                <msub>
                  <mi>b</mi>
                  <mi>n</mi>
                </msub>
                <msub>
                  <mi>a</mi>
                  <mi>n</mi>
                </msub>
              </mfrac>
              <mo stretchy="false">⋅</mo>
              <mi>δ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sub>
              <mi>y</mi>
              <mi>c</mi>
            </msub>
            <mrow>
              <mrow>
                <mo fence="true" form="prefix" stretchy="true">[</mo>
                <mrow>
                  <mi>n</mi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sub>
              <mi>b</mi>
              <mi>n</mi>
            </msub>
            <mrow>
              <mspace width="2em"/>
              <mo stretchy="false">=</mo>
              <mspace width="2em"/>
            </mrow>
            <mn>1</mn>
          </mrow>
        </mtd>
      </mtr>
      <mtr>
        <mtd>
          <mrow>
            <msub>
              <mi>a</mi>
              <mi>n</mi>
            </msub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frac>
                <mn>1</mn>
                <mn>2</mn>
              </mfrac>
              <mo stretchy="false">⋅</mo>
              <mi>δ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−</mo>
              <mfrac>
                <mn>1</mn>
                <mn>2</mn>
              </mfrac>
            </mrow>
            <mrow>
              <msup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i>n</mi>
              </msup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>
            <mi>c</mi>
            <mn>.</mn>
          </mrow>
        </mtd>
      </mtr>
      <mtr>
        <mtd>
          <mrow>
            <mi>y</mi>
            <mrow>
              <mo fence="true" form="prefix" stretchy="false">[</mo>
              <mrow>
                <mi>n</mi>
              </mrow>
              <mo fence="true" form="postfix" stretchy="false">]</mo>
            </mrow>
            <mi>−</mi>
            <mn>0.6</mn>
            <mi>y</mi>
            <mrow>
              <mo fence="true" form="prefix" stretchy="false">[</mo>
              <mrow>
                <mrow>
                  <mi>n</mi>
                  <mi>−</mi>
                  <mn>1</mn>
                </mrow>
              </mrow>
              <mo fence="true" form="postfix" stretchy="false">]</mo>
            </mrow>
            <mi>−</mi>
            <mn>0.</mn>
            <mn>16</mn>
            <mi>y</mi>
            <mrow>
              <mrow>
                <mo fence="true" form="prefix" stretchy="false">[</mo>
                <mrow>
                  <mrow>
                    <mi>n</mi>
                    <mi>−</mi>
                    <mn>2</mn>
                  </mrow>
                </mrow>
                <mo fence="true" form="postfix" stretchy="false">]</mo>
              </mrow>
              <mo stretchy="false">=</mo>
              <mn>5</mn>
            </mrow>
            <mi>x</mi>
            <mrow>
              <mo fence="true" form="prefix" stretchy="false">[</mo>
              <mrow>
                <mi>n</mi>
              </mrow>
              <mo fence="true" form="postfix" stretchy="false">]</mo>
            </mrow>
          </mrow>
        </mtd>
      </mtr>
      <mtr>
        <mtd>
          <mrow/>
        </mtd>
      </mtr>
      <mtr>
        <mtd>
          <mrow>
            <mi>n</mi>
            <mrow>
              <mspace width="2em"/>
              <mo stretchy="false">=</mo>
              <mspace width="2em"/>
            </mrow>
            <mn>0</mn>
          </mrow>
        </mtd>
      </mtr>
      <mtr>
        <mtd>
          <mrow>
            <mi>y</mi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>n</mi>
            <mrow>
              <mspace width="2em"/>
              <mo stretchy="false">=</mo>
              <mspace width="2em"/>
            </mrow>
            <mn>1</mn>
          </mrow>
        </mtd>
      </mtr>
      <mtr>
        <mtd>
          <mrow>
            <mi>y</mi>
            <mrow>
              <mo fence="true" form="prefix" stretchy="false">[</mo>
              <mrow>
                <mn>1</mn>
              </mrow>
              <mo fence="true" form="postfix" stretchy="false">]</mo>
            </mrow>
            <mi>−</mi>
            <mrow>
              <mrow>
                <mn>0.6</mn>
                <mo stretchy="false">⋅</mo>
                <mn>5</mn>
              </mrow>
              <mo stretchy="false">=</mo>
              <mn>5</mn>
            </mrow>
          </mrow>
        </mtd>
      </mtr>
      <mtr>
        <mtd>
          <mrow>
            <mi>y</mi>
            <mrow>
              <mo fence="true" form="prefix" stretchy="true">[</mo>
              <mrow>
                <mn>1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5.6</mn>
          </mrow>
        </mtd>
      </mtr>
      <mtr>
        <mtd>
          <mrow/>
        </mtd>
      </mtr>
      <mtr>
        <mtd>
          <mrow>
            <mi>D</mi>
            <mn>²</mn>
            <mrow>
              <mrow>
                <mspace width="2em"/>
                <mo stretchy="false">−</mo>
                <mn>0.6</mn>
              </mrow>
              <mi>D</mi>
            </mrow>
            <mrow>
              <mspace width="2em"/>
              <mo stretchy="false">−</mo>
              <mn>0.16</mn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i>D</mi>
            <mi>'</mi>
            <mrow>
              <mspace width="2em"/>
              <mo stretchy="false">=</mo>
              <mspace width="2em"/>
            </mrow>
            <mfrac>
              <mn>4</mn>
              <mn>5</mn>
            </mfrac>
          </mrow>
        </mtd>
      </mtr>
      <mtr>
        <mtd>
          <mrow>
            <mi>D</mi>
            <mi>'</mi>
            <mi>'</mi>
            <mrow>
              <mspace width="2em"/>
              <mo stretchy="false">=</mo>
              <mrow>
                <mspace width="2em"/>
                <mo stretchy="false">−</mo>
                <mfrac>
                  <mn>1</mn>
                  <mn>5</mn>
                </mfrac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up>
                <mrow>
                  <mo fence="true" form="prefix" stretchy="true">(</mo>
                  <mrow>
                    <mfrac>
                      <mn>4</mn>
                      <mn>5</mn>
                    </mfrac>
                  </mrow>
                  <mo fence="true" form="postfix" stretchy="true">)</mo>
                </mrow>
                <mi>n</mi>
              </msup>
              <mo stretchy="false">+</mo>
              <msub>
                <mi>C</mi>
                <mn>2</mn>
              </msub>
            </mrow>
            <msup>
              <mrow>
                <mo fence="true" form="prefix" stretchy="true">(</mo>
                <mrow>
                  <mrow>
                    <mo stretchy="false">−</mo>
                    <mfrac>
                      <mn>1</mn>
                      <mn>5</mn>
                    </mfrac>
                  </mrow>
                </mrow>
                <mo fence="true" form="postfix" stretchy="true">)</mo>
              </mrow>
              <mi>n</mi>
            </msup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frac>
                <msub>
                  <mi>b</mi>
                  <mi>n</mi>
                </msub>
                <msub>
                  <mi>a</mi>
                  <mi>n</mi>
                </msub>
              </mfrac>
              <mo stretchy="false">⋅</mo>
              <mi>δ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+</mo>
              <mspace width="2em"/>
            </mrow>
            <msub>
              <mi>y</mi>
              <mi>c</mi>
            </msub>
            <mrow>
              <mrow>
                <mo fence="true" form="prefix" stretchy="true">[</mo>
                <mrow>
                  <mi>n</mi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row>
              <mrow>
                <mo fence="true" form="prefix" stretchy="true">(</mo>
                <mrow>
                  <mrow>
                    <msub>
                      <mi>C</mi>
                      <mn>1</mn>
                    </msub>
                    <mrow>
                      <msup>
                        <mrow>
                          <mo fence="true" form="prefix" stretchy="true">(</mo>
                          <mrow>
                            <mfrac>
                              <mn>4</mn>
                              <mn>5</mn>
                            </mfrac>
                          </mrow>
                          <mo fence="true" form="postfix" stretchy="true">)</mo>
                        </mrow>
                        <mi>n</mi>
                      </msup>
                      <mo stretchy="false">+</mo>
                      <msub>
                        <mi>C</mi>
                        <mn>2</mn>
                      </msub>
                    </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frac>
                              <mn>1</mn>
                              <mn>5</mn>
                            </mfrac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n>0</mn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y</mi>
            <mrow>
              <mo fence="true" form="prefix" stretchy="true">[</mo>
              <mrow>
                <mn>0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5</mn>
          </mrow>
        </mtd>
      </mtr>
      <mtr>
        <mtd>
          <mrow/>
        </mtd>
      </mtr>
      <mtr>
        <mtd>
          <mrow>
            <mn>5</mn>
            <mrow>
              <mspace width="2em"/>
              <mo stretchy="false">=</mo>
              <mspace width="2em"/>
            </mrow>
            <msub>
              <mi>C</mi>
              <mn>1</mn>
            </msub>
            <mrow>
              <mspace width="2em"/>
              <mo stretchy="false">+</mo>
              <mspace width="2em"/>
            </mrow>
            <msub>
              <mi>C</mi>
              <mn>2</mn>
            </msub>
          </mrow>
        </mtd>
      </mtr>
      <mtr>
        <mtd>
          <mrow>
            <msub>
              <mi>C</mi>
              <mn>1</mn>
            </msub>
            <mrow>
              <mspace width="2em"/>
              <mo stretchy="false">=</mo>
              <mspace width="2em"/>
            </mrow>
            <mn>5</mn>
            <mrow>
              <mspace width="2em"/>
              <mo stretchy="false">−</mo>
              <msub>
                <mi>C</mi>
                <mn>2</mn>
              </msub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n>1</mn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y</mi>
            <mrow>
              <mo fence="true" form="prefix" stretchy="true">[</mo>
              <mrow>
                <mn>1</mn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o fence="true" form="prefix" stretchy="true">(</mo>
                      <mrow>
                        <mrow>
                          <mn>5</mn>
                          <mrow>
                            <mspace width="2em"/>
                            <mo stretchy="false">−</mo>
                            <msub>
                              <mi>C</mi>
                              <mn>2</mn>
                            </msub>
                          </mrow>
                        </mrow>
                      </mrow>
                      <mo fence="true" form="postfix" stretchy="true">)</mo>
                    </mrow>
                    <mrow>
                      <msup>
                        <mrow>
                          <mo fence="true" form="prefix" stretchy="true">(</mo>
                          <mrow>
                            <mfrac>
                              <mn>4</mn>
                              <mn>5</mn>
                            </mfrac>
                          </mrow>
                          <mo fence="true" form="postfix" stretchy="true">)</mo>
                        </mrow>
                        <mrow/>
                      </msup>
                      <mo stretchy="false">+</mo>
                      <msub>
                        <mi>C</mi>
                        <mn>2</mn>
                      </msub>
                    </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frac>
                              <mn>1</mn>
                              <mn>5</mn>
                            </mfrac>
                          </mrow>
                        </mrow>
                        <mo fence="true" form="postfix" stretchy="true">)</mo>
                      </mrow>
                      <mrow/>
                    </msup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sub>
              <mi>C</mi>
              <mn>2</mn>
            </msub>
            <mrow>
              <mspace width="2em"/>
              <mo stretchy="false">=</mo>
              <mspace width="2em"/>
            </mrow>
            <mn>4</mn>
          </mrow>
        </mtd>
      </mtr>
      <mtr>
        <mtd>
          <mrow>
            <msub>
              <mi>C</mi>
              <mn>1</mn>
            </msub>
            <mrow>
              <mspace width="2em"/>
              <mo stretchy="false">=</mo>
              <mspace width="2em"/>
            </mrow>
            <mn>5</mn>
            <mrow>
              <mspace width="2em"/>
              <mo stretchy="false">−</mo>
              <mspace width="2em"/>
            </mrow>
            <mn>4</mn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row>
              <mrow>
                <mo fence="true" form="prefix" stretchy="true">(</mo>
                <mrow>
                  <mrow>
                    <msub>
                      <mi>C</mi>
                      <mn>1</mn>
                    </msub>
                    <mrow>
                      <msup>
                        <mrow>
                          <mo fence="true" form="prefix" stretchy="true">(</mo>
                          <mrow>
                            <mfrac>
                              <mn>4</mn>
                              <mn>5</mn>
                            </mfrac>
                          </mrow>
                          <mo fence="true" form="postfix" stretchy="true">)</mo>
                        </mrow>
                        <mi>n</mi>
                      </msup>
                      <mo stretchy="false">+</mo>
                      <msub>
                        <mi>C</mi>
                        <mn>2</mn>
                      </msub>
                    </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frac>
                              <mn>1</mn>
                              <mn>5</mn>
                            </mfrac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row>
              <mrow>
                <mo fence="true" form="prefix" stretchy="true">(</mo>
                <mrow>
                  <mrow>
                    <msub>
                      <mi>C</mi>
                      <mn>1</mn>
                    </msub>
                    <mrow>
                      <msup>
                        <mrow>
                          <mo fence="true" form="prefix" stretchy="true">(</mo>
                          <mrow>
                            <mfrac>
                              <mn>4</mn>
                              <mn>5</mn>
                            </mfrac>
                          </mrow>
                          <mo fence="true" form="postfix" stretchy="true">)</mo>
                        </mrow>
                        <mi>n</mi>
                      </msup>
                      <mo stretchy="false">+</mo>
                      <msub>
                        <mi>C</mi>
                        <mn>2</mn>
                      </msub>
                    </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frac>
                              <mn>1</mn>
                              <mn>5</mn>
                            </mfrac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} newline { } newline { y { [ { n + 1 } ] + 2 } y { [ n ] = x } [ n ] } newline { } newline { D { ~ + ~ } 2 { ~ = ~ } 0 } newline { } newline { D { ~ = { ~ - 2 } } } newline { } newline { y left [ n right ] { ~ = ~ } C _ 1 left ( - 2 right ) ^ n } newline { } newline { n { ~ = ~ } 0 ~ y left [ 0 right ] { ~ = ~ } 1 } newline { } newline { C _ 1 = - { 1 over 2 } } newline { } newline { y left [ n right ] { ~ = { ~ - { 1 over 2 } } } left ( - 2 right ) ^ n } newline { } newline { h left [ n right ] { ~ = ~ } { { b _ n over a _ n } cdot δ } left [ n right ] { ~ + ~ } y _ c { left [ n right ] cdot u } left [ n right ] } newline { } newline { b _ n { ~ = ~ } 1 } newline { a _ n { ~ = ~ } 2 } newline { } newline { h left [ n right ] { ~ = ~ } { { 1 over 2 } cdot δ } left [ n right ] { ~ - { 1 over 2 } } { left ( - 2 right ) ^ n cdot u } left [ n right ] } newline { } newline { } newline { c . } newline { y [ n ] − 0.6 y [ { n − 1 } ] − 0. 16 y { [ { n − 2 } ] = 5 } x [ n ] } newline { } newline { n { ~ = ~ } 0 } newline { y { [ 0 ] = 0 } } newline { } newline { n { ~ = ~ } 1 } newline { y [ 1 ] − { { 0.6 cdot 5 } = 5 } } newline { y left [ 1 right ] { ~ = ~ } 5.6 } newline { } newline { D ² { { ~ - 0.6 } D } { ~ - 0.16 } { ~ = ~ } 0 } newline { } newline { D ' { ~ = ~ } { 4 over 5 } } newline { D ' ' { ~ = { ~ - { 1 over 5 } } } } newline { } newline { y left [ n right ] { ~ = ~ } C _ 1 { left ( { 4 over 5 } right ) ^ n + C _ 2 } left ( - { 1 over 5 } right ) ^ n } newline { } newline { h left [ n right ] { ~ = ~ } { { b _ n over a _ n } cdot δ } left [ n right ] { ~ + ~ } y _ c { left [ n right ] cdot u } left [ n right ] } newline { } newline { h left [ n right ] { ~ = ~ } 0 { ~ + ~ } { left ( { C _ 1 { left ( { 4 over 5 } right ) ^ n + C _ 2 } left ( - { 1 over 5 } right ) ^ n } right ) cdot u } left [ n right ] } newline { } newline { h left ( 0 right ) { ~ = ~ } y left [ 0 right ] { ~ = ~ } 5 } newline { } newline { 5 { ~ = ~ } C _ 1 { ~ + ~ } C _ 2 } newline { C _ 1 { ~ = ~ } 5 { ~ - C _ 2 } } newline { } newline { h left ( 1 right ) { ~ = ~ } y left [ 1 right ] { ~ = ~ } 0 } newline { } newline { 0 { ~ = ~ } { left ( { left ( { 5 { ~ - C _ 2 } } right ) { left ( { 4 over 5 } right ) ^ { } + C _ 2 } left ( - { 1 over 5 } right ) ^ { } } right ) cdot u } left [ n right ] } newline { } newline { C _ 2 { ~ = ~ } 4 } newline { C _ 1 { ~ = ~ } 5 { ~ - ~ } 4 { ~ = ~ } 1 } newline { } newline { h left [ n right ] { ~ = ~ } 0 { ~ + ~ } { left ( { C _ 1 { left ( { 4 over 5 } right ) ^ n + C _ 2 } left ( - { 1 over 5 } right ) ^ n } right ) cdot u } left [ n right ] } newline { } newline { h left [ n right ] { ~ = ~ } 0 { ~ + ~ } { left ( { C _ 1 { left ( { 4 over 5 } right ) ^ n + C _ 2 } left ( - { 1 over 5 } right ) ^ n } right ) cdot u } left [ n right ]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21:39:02.047000000</meta:creation-date>
    <dc:date>2024-10-01T23:54:17.985000000</dc:date>
    <meta:editing-duration>PT16M9S</meta:editing-duration>
    <meta:editing-cycles>1</meta:editing-cycles>
    <meta:generator>LibreOffice/24.2.3.2$Windows_X86_64 LibreOffice_project/433d9c2ded56988e8a90e6b2e771ee4e6a5ab2ba</meta:generator>
  </office:meta>
</office:document-meta>
</file>